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8" style:family="table">
      <style:table-properties style:width="15.536cm" table:align="right"/>
    </style:style>
    <style:style style:name="表8.A" style:family="table-column">
      <style:table-column-properties style:column-width="1.106cm"/>
    </style:style>
    <style:style style:name="表8.B" style:family="table-column">
      <style:table-column-properties style:column-width="2.79cm"/>
    </style:style>
    <style:style style:name="表8.C" style:family="table-column">
      <style:table-column-properties style:column-width="11.64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536cm" table:align="right"/>
    </style:style>
    <style:style style:name="表9.A" style:family="table-column">
      <style:table-column-properties style:column-width="1.106cm"/>
    </style:style>
    <style:style style:name="表9.B" style:family="table-column">
      <style:table-column-properties style:column-width="2.79cm"/>
    </style:style>
    <style:style style:name="表9.C" style:family="table-column">
      <style:table-column-properties style:column-width="11.64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536cm" table:align="right"/>
    </style:style>
    <style:style style:name="表1.A" style:family="table-column">
      <style:table-column-properties style:column-width="1.106cm"/>
    </style:style>
    <style:style style:name="表1.B" style:family="table-column">
      <style:table-column-properties style:column-width="2.79cm"/>
    </style:style>
    <style:style style:name="表1.C" style:family="table-column">
      <style:table-column-properties style:column-width="11.64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5.536cm" table:align="right"/>
    </style:style>
    <style:style style:name="表2.A" style:family="table-column">
      <style:table-column-properties style:column-width="1.106cm"/>
    </style:style>
    <style:style style:name="表2.B" style:family="table-column">
      <style:table-column-properties style:column-width="2.79cm"/>
    </style:style>
    <style:style style:name="表2.C" style:family="table-column">
      <style:table-column-properties style:column-width="11.64cm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536cm" table:align="right"/>
    </style:style>
    <style:style style:name="表5.A" style:family="table-column">
      <style:table-column-properties style:column-width="1.106cm"/>
    </style:style>
    <style:style style:name="表5.B" style:family="table-column">
      <style:table-column-properties style:column-width="2.79cm"/>
    </style:style>
    <style:style style:name="表5.C" style:family="table-column">
      <style:table-column-properties style:column-width="11.64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5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6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7" style:family="paragraph" style:parent-style-name="Standard">
      <style:text-properties style:font-name="Arial" fo:font-size="13pt" style:font-size-asian="13pt" style:language-asian="ja" style:country-asian="JP" style:font-size-complex="13pt"/>
    </style:style>
    <style:style style:name="P8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 style:list-style-name="L1"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Standard" style:list-style-name="L4"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Standard" style:list-style-name="L6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Standard" style:list-style-name="L7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Standard" style:list-style-name="L8">
      <style:text-properties style:font-name="Arial" fo:font-size="14pt" style:font-size-asian="14pt" style:language-asian="ja" style:country-asian="JP" style:font-size-complex="14pt"/>
    </style:style>
    <style:style style:name="P15" style:family="paragraph" style:parent-style-name="Standard" style:list-style-name="L9">
      <style:text-properties style:font-name="Arial" fo:font-size="14pt" style:font-size-asian="14pt" style:language-asian="ja" style:country-asian="JP" style:font-size-complex="14pt"/>
    </style:style>
    <style:style style:name="P16" style:family="paragraph" style:parent-style-name="Standard" style:list-style-name="L10">
      <style:text-properties style:font-name="Arial" fo:font-size="14pt" style:font-size-asian="14pt" style:language-asian="ja" style:country-asian="JP" style:font-size-complex="14pt"/>
    </style:style>
    <style:style style:name="P17" style:family="paragraph" style:parent-style-name="Standard" style:list-style-name="L11">
      <style:text-properties style:font-name="Arial" fo:font-size="14pt" style:font-size-asian="14pt" style:language-asian="ja" style:country-asian="JP" style:font-size-complex="14pt"/>
    </style:style>
    <style:style style:name="P18" style:family="paragraph" style:parent-style-name="Standard" style:list-style-name="L12">
      <style:text-properties style:font-name="Arial" fo:font-size="14pt" style:font-size-asian="14pt" style:language-asian="ja" style:country-asian="JP" style:font-size-complex="14pt"/>
    </style:style>
    <style:style style:name="P19" style:family="paragraph" style:parent-style-name="Standard" style:list-style-name="L13">
      <style:text-properties style:font-name="Arial" fo:font-size="14pt" style:font-size-asian="14pt" style:language-asian="ja" style:country-asian="JP" style:font-size-complex="14pt"/>
    </style:style>
    <style:style style:name="P20" style:family="paragraph" style:parent-style-name="Standard" style:list-style-name="L14">
      <style:text-properties style:font-name="Arial" fo:font-size="14pt" style:font-size-asian="14pt" style:language-asian="ja" style:country-asian="JP" style:font-size-complex="14pt"/>
    </style:style>
    <style:style style:name="P21" style:family="paragraph" style:parent-style-name="Standard" style:list-style-name="L15">
      <style:text-properties style:font-name="Arial" fo:font-size="14pt" style:font-size-asian="14pt" style:language-asian="ja" style:country-asian="JP" style:font-size-complex="14pt"/>
    </style:style>
    <style:style style:name="P22" style:family="paragraph" style:parent-style-name="Standard">
      <style:text-properties style:font-name="Arial" fo:font-size="14pt" fo:background-color="#ffff00" style:font-size-asian="14pt" style:language-asian="ja" style:country-asian="JP" style:font-size-complex="14pt"/>
    </style:style>
    <style:style style:name="P23" style:family="paragraph" style:parent-style-name="Standard" style:list-style-name="L16">
      <style:text-properties style:font-name="Arial" fo:font-size="13pt" style:font-size-asian="13pt" style:language-asian="ja" style:country-asian="JP" style:font-size-complex="13pt"/>
    </style:style>
    <style:style style:name="P24" style:family="paragraph" style:parent-style-name="Standard" style:list-style-name="L17"/>
    <style:style style:name="P25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26" style:family="paragraph" style:parent-style-name="Table_20_Contents" style:list-style-name="L2">
      <style:text-properties style:font-name="Arial" fo:font-size="14pt" style:font-size-asian="14pt" style:language-asian="ja" style:country-asian="JP" style:font-size-complex="14pt"/>
    </style:style>
    <style:style style:name="P27" style:family="paragraph" style:parent-style-name="Table_20_Contents" style:list-style-name="L3">
      <style:text-properties style:font-name="Arial" fo:font-size="14pt" style:font-size-asian="14pt" style:language-asian="ja" style:country-asian="JP" style:font-size-complex="14pt"/>
    </style:style>
    <style:style style:name="P28" style:family="paragraph" style:parent-style-name="Table_20_Contents">
      <style:text-properties style:font-name="Arial" fo:font-size="14pt" fo:background-color="#ffff00" style:font-size-asian="14pt" style:language-asian="ja" style:country-asian="JP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font-size="14pt" style:font-size-asian="14pt" style:language-asian="ja" style:country-asian="JP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/>
      <text:p text:style-name="P3"/>
      <text:p text:style-name="P5">---------------------------------------------------------------------</text:p>
      <text:p text:style-name="P5">[20191021_133253]</text:p>
      <text:p text:style-name="P6">myself] res JVEME6 / 41#7.2_1 / 41. economics / 7. topics / 2. 国民健康保険 / <text:span text:style-name="T1">20191021_140144</text:span></text:p>
      <text:p text:style-name="P5"/>
      <text:list xml:id="list8924391152181149733" text:style-name="L1">
        <text:list-item>
          <text:p text:style-name="P9">theme-1</text:p>
          <text:list>
            <text:list-item>
              <text:p text:style-name="P9">search ==&gt; “高齢者人口 ピーク”</text:p>
              <text:list>
                <text:list-item>
                  <text:p text:style-name="P9"><text:a xlink:type="simple" xlink:href="https://seniorguide.jp/article/1001790.html" text:style-name="Internet_20_link" text:visited-style-name="Visited_20_Internet_20_Link">https://seniorguide.jp/article/1001790.html</text:a></text:p>
                </text:list-item>
                <text:list-item>
                  <text:p text:style-name="P9"><text:a xlink:type="simple" xlink:href="https://www8.cao.go.jp/kourei/whitepaper/w-2012/zenbun/s1_1_1_02.html" text:style-name="Internet_20_link" text:visited-style-name="Visited_20_Internet_20_Link">https://www8.cao.go.jp/kourei/whitepaper/w-2012/zenbun/s1_1_1_02.html</text:a></text:p>
                </text:list-item>
              </text:list>
            </text:list-item>
            <text:list-item>
              <text:p text:style-name="P9">FOUND</text:p>
              <text:list>
                <text:list-item>
                  <text:p text:style-name="P9"/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"/>
          </table:table-cell>
          <table:table-cell table:style-name="表8.A1" office:value-type="string">
            <text:p text:style-name="P5">65歳以上</text:p>
          </table:table-cell>
          <table:table-cell table:style-name="表8.C1" office:value-type="string">
            <text:p text:style-name="P5">2040年　=&gt;　3,868万人<text:note text:id="ftn1" text:note-class="footnote"><text:note-citation>1</text:note-citation><text:note-body><text:p text:style-name="Footnote"><text:a xlink:type="simple" xlink:href="https://seniorguide.jp/article/1001790.html" text:style-name="Internet_20_link" text:visited-style-name="Visited_20_Internet_20_Link">https://seniorguide.jp/article/1001790.html</text:a> “高齢者の増え方は一様ではない”</text:p></text:note-body></text:note>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65～74歳</text:p>
          </table:table-cell>
          <table:table-cell table:style-name="表8.C2" office:value-type="string">
            <text:p text:style-name="P2">2020年　=&gt;　減り始め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75歳以上</text:p>
          </table:table-cell>
          <table:table-cell table:style-name="表8.C2" office:value-type="string">
            <text:list xml:id="list8868208550474660187" text:style-name="L2">
              <text:list-item>
                <text:p text:style-name="P26">2025年　=&gt;　2千万人台</text:p>
              </text:list-item>
              <text:list-item>
                <text:p text:style-name="P26">その後　=&gt;　横ばい</text:p>
              </text:list-item>
            </text:list>
          </table:table-cell>
        </table:table-row>
      </table:table>
      <text:list xml:id="list38474624" text:continue-list="list8924391152181149733" text:style-name="L1">
        <text:list-item>
          <text:p text:style-name="P9">theme-2</text:p>
          <text:list>
            <text:list-item>
              <text:p text:style-name="P9">search : “国民健康保険 支出 内訳”</text:p>
              <text:list>
                <text:list-item>
                  <text:p text:style-name="P9"><text:a xlink:type="simple" xlink:href="https://www.mhlw.go.jp/topics/2008/01/tp0115-1.html" text:style-name="Internet_20_link" text:visited-style-name="Visited_20_Internet_20_Link">https://www.mhlw.go.jp/topics/2008/01/tp0115-1.html</text:a> doc-1</text:p>
                </text:list-item>
              </text:list>
            </text:list-item>
            <text:list-item>
              <text:p text:style-name="P9">DATA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P1"/>
          </table:table-cell>
          <table:table-cell table:style-name="表9.A1" office:value-type="string">
            <text:p text:style-name="P5">収入合計</text:p>
          </table:table-cell>
          <table:table-cell table:style-name="表9.C1" office:value-type="string">
            <text:p text:style-name="P5">12 兆 <text:s text:c="2"/>972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支出合計</text:p>
          </table:table-cell>
          <table:table-cell table:style-name="表9.C2" office:value-type="string">
            <text:p text:style-name="P2">11兆9,601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項目</text:p>
          </table:table-cell>
          <table:table-cell table:style-name="表9.C2" office:value-type="string">
            <text:list xml:id="list8845919271178578809" text:style-name="L3">
              <text:list-item>
                <text:p text:style-name="P27">基金繰入金（取崩）</text:p>
              </text:list-item>
              <text:list-item>
                <text:p text:style-name="P27">繰越金</text:p>
              </text:list-item>
              <text:list-item>
                <text:p text:style-name="P27">基金積立金</text:p>
              </text:list-item>
              <text:list-item>
                <text:p text:style-name="P27">前年度繰上充用金（欠損補填）</text:p>
              </text:list-item>
            </text:list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/>
          </table:table-cell>
          <table:table-cell table:style-name="表9.C2" office:value-type="string">
            <text:p text:style-name="Table_20_Contents"/>
          </table:table-cell>
        </table:table-row>
      </table:table>
      <text:p text:style-name="P5"/>
      <text:p text:style-name="P5">[FOUND]</text:p>
      <text:list xml:id="list3253271920981879320" text:style-name="L4">
        <text:list-item>
          <text:p text:style-name="P10"/>
        </text:list-item>
      </text:list>
      <text:p text:style-name="P5"/>
      <text:p text:style-name="P5"/>
      <text:p text:style-name="P5">[next]</text:p>
      <text:list xml:id="list8985180142944559762" text:style-name="L5">
        <text:list-item>
          <text:p text:style-name="P11">“保険料（税）の収納状況は”</text:p>
        </text:list-item>
      </text:list>
      <text:p text:style-name="P5"/>
      <text:p text:style-name="P5"><text:soft-page-break/>[/ XXX]</text:p>
      <text:p text:style-name="P3"/>
      <text:p text:style-name="P3"/>
      <text:p text:style-name="P8"/>
      <text:p text:style-name="P5">---------------------------------------------------------------------</text:p>
      <text:p text:style-name="P6">myself] res JVEME6 / 41#7.2_2 / 41. economics / 7. topics / 2. 国民健康保険 / <text:span text:style-name="T1">20191022_180843</text:span></text:p>
      <text:p text:style-name="P5"/>
      <text:list xml:id="list8702824618364802724" text:style-name="L6">
        <text:list-item>
          <text:p text:style-name="P12">“保険料（税）の収納状況は”</text:p>
          <text:list>
            <text:list-item>
              <text:p text:style-name="P12"><text:a xlink:type="simple" xlink:href="https://www.mhlw.go.jp/topics/2008/01/tp0115-1.html" text:style-name="Internet_20_link" text:visited-style-name="Visited_20_Internet_20_Link">https://www.mhlw.go.jp/topics/2008/01/tp0115-1.html</text:a> doc-1</text:p>
            </text:list-item>
          </text:list>
        </text:list-item>
        <text:list-item>
          <text:p text:style-name="P12"/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5"/>
          </table:table-cell>
          <table:table-cell table:style-name="表1.C1" office:value-type="string">
            <text:p text:style-name="P5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</table:table>
      <text:p text:style-name="P5"/>
      <text:list xml:id="list3516766051545127810" text:style-name="L7">
        <text:list-item>
          <text:p text:style-name="P13"/>
        </text:list-item>
        <text:list-item>
          <text:p text:style-name="P13"/>
        </text:list-item>
      </text:list>
      <text:p text:style-name="P5">[FOUND]</text:p>
      <text:list xml:id="list6435074740263896431" text:style-name="L8">
        <text:list-item>
          <text:p text:style-name="P14"/>
        </text:list-item>
      </text:list>
      <text:p text:style-name="P5"/>
      <text:p text:style-name="P5"/>
      <text:p text:style-name="P5">[next]</text:p>
      <text:list xml:id="list8264486720108022442" text:style-name="L9">
        <text:list-item>
          <text:p text:style-name="P15">“(1) 国民健康保険の収支状況”</text:p>
          <text:list>
            <text:list-item>
              <text:p text:style-name="P15">==&gt; 円グラフにしよう。支出の項目たち。</text:p>
            </text:list-item>
          </text:list>
        </text:list-item>
      </text:list>
      <text:p text:style-name="P5"/>
      <text:p text:style-name="P5">[/ 20191022_182325]</text:p>
      <text:p text:style-name="P3"/>
      <text:p text:style-name="P3"/>
      <text:p text:style-name="P8">@@@</text:p>
      <text:p text:style-name="P5"/>
      <text:p text:style-name="P5">---------------------------------------------------------------------</text:p>
      <text:p text:style-name="P6">myself] res JVEME6 / 41#7.2_3 / 41. economics / 7. topics / 2. 国民健康保険 / <text:span text:style-name="T1">20191023_181426</text:span></text:p>
      <text:p text:style-name="P5"/>
      <text:list xml:id="list4697344150885020685" text:style-name="L17">
        <text:list-item>
          <text:p text:style-name="P24"><text:span text:style-name="T2">WORK-1 : “(1) 国民健康保険の収支状況”</text:span></text:p>
        </text:list-item>
      </text:list>
      <text:list xml:id="list38474619" text:continue-list="list8702824618364802724" text:style-name="L6">
        <text:list-item>
          <text:list>
            <text:list-item>
              <text:list>
                <text:list-item>
                  <text:p text:style-name="P12">==&gt; 円グラフにしよう。支出の項目たち。</text:p>
                </text:list-item>
              </text:list>
            </text:list-item>
            <text:list-item>
              <text:p text:style-name="P12">steps</text:p>
              <text:list>
                <text:list-item>
                  <text:p text:style-name="P12"><text:a xlink:type="simple" xlink:href="https://www.mhlw.go.jp/topics/2008/01/tp0115-1.html" text:style-name="Internet_20_link" text:visited-style-name="Visited_20_Internet_20_Link">https://www.mhlw.go.jp/topics/2008/01/tp0115-1.html</text:a></text:p>
                </text:list-item>
                <text:list-item>
                  <text:p text:style-name="P12">C/P : 支出</text:p>
                </text:list-item>
                <text:list-item>
                  <text:p text:style-name="P12">C/P : header lines</text:p>
                </text:list-item>
                <text:list-item>
                  <text:p text:style-name="P12">罫線</text:p>
                </text:list-item>
                <text:list-item>
                  <text:p text:style-name="P12"><text:soft-page-break/>M – w &gt; a (固定)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22">保険給付費</text:p>
          </table:table-cell>
          <table:table-cell table:style-name="表2.C1" office:value-type="string">
            <text:p text:style-name="P5">5兆円 <text:s/>(65 %)</text:p>
          </table:table-cell>
        </table:table-row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28">老人保健拠出金</text:p>
          </table:table-cell>
          <table:table-cell table:style-name="表2.C2" office:value-type="string">
            <text:p text:style-name="P2">2兆円 <text:s/>(26.4 %)</text:p>
            <text:p text:style-name="P2">　=&gt;　1 + 2 ---&gt; 91 %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28"/>
          </table:table-cell>
          <table:table-cell table:style-name="表2.C2" office:value-type="string">
            <text:p text:style-name="P2"/>
          </table:table-cell>
        </table:table-row>
      </table:table>
      <text:p text:style-name="P5"/>
      <text:list xml:id="list2405979293017311137" text:style-name="L10">
        <text:list-item>
          <text:p text:style-name="P16"/>
        </text:list-item>
        <text:list-item>
          <text:p text:style-name="P16"/>
        </text:list-item>
      </text:list>
      <text:p text:style-name="P5">[FOUND]</text:p>
      <text:list xml:id="list2502000789233633287" text:style-name="L11">
        <text:list-item>
          <text:p text:style-name="P17"/>
        </text:list-item>
      </text:list>
      <text:p text:style-name="P5"/>
      <text:p text:style-name="P5"/>
      <text:p text:style-name="P5">[next]</text:p>
      <text:list xml:id="list5313354966888464001" text:style-name="L12">
        <text:list-item>
          <text:p text:style-name="P18"/>
        </text:list-item>
      </text:list>
      <text:p text:style-name="P5"/>
      <text:p text:style-name="P5">[/ XXX]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3">--------------------------------------------------------------------- [TEMPLATE] 20191016_180841</text:p>
      <text:p text:style-name="P5">---------------------------------------------------------------------</text:p>
      <text:p text:style-name="P6">myself] res JVEME6 / 41#7.2_X / 41. economics / 7. topics / 2. 国民健康保険 / <text:span text:style-name="T1">XXXX</text:span></text:p>
      <text:p text:style-name="P5"/>
      <text:list xml:id="list38446616" text:continue-list="list38474619" text:style-name="L6">
        <text:list-item>
          <text:p text:style-name="P12">XXX</text:p>
        </text:list-item>
        <text:list-item>
          <text:p text:style-name="P12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"/>
          </table:table-cell>
          <table:table-cell table:style-name="表5.A1" office:value-type="string">
            <text:p text:style-name="P5"/>
          </table:table-cell>
          <table:table-cell table:style-name="表5.C1" office:value-type="string">
            <text:p text:style-name="P5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</table:table>
      <text:p text:style-name="P5"/>
      <text:list xml:id="list1839698468631744713" text:style-name="L13">
        <text:list-item>
          <text:p text:style-name="P19"/>
        </text:list-item>
        <text:list-item>
          <text:p text:style-name="P19"/>
        </text:list-item>
      </text:list>
      <text:p text:style-name="P5">[FOUND]</text:p>
      <text:list xml:id="list6239617672711862101" text:style-name="L14">
        <text:list-item>
          <text:p text:style-name="P20"/>
        </text:list-item>
      </text:list>
      <text:p text:style-name="P5"/>
      <text:p text:style-name="P5"/>
      <text:p text:style-name="P5">[next]</text:p>
      <text:list xml:id="list4823731585814172047" text:style-name="L15">
        <text:list-item>
          <text:p text:style-name="P21"><text:soft-page-break/></text:p>
        </text:list-item>
      </text:list>
      <text:p text:style-name="P5"/>
      <text:p text:style-name="P5">[/ XXX]</text:p>
      <text:p text:style-name="P3"/>
      <text:p text:style-name="P3"/>
      <text:p text:style-name="P3"/>
      <text:p text:style-name="P3"/>
      <text:p text:style-name="P3"/>
      <text:p text:style-name="P3">/ --------------------------------------------------------------------- [TEMPLATE] 20191016_180841 /</text:p>
      <text:p text:style-name="P3"/>
      <text:p text:style-name="P7">-------------------------------------------------- [STEPS : closing] 20191016_180841</text:p>
      <text:list xml:id="list5139552727362232827" text:style-name="L16">
        <text:list-item>
          <text:p text:style-name="P23">email</text:p>
        </text:list-item>
        <text:list-item>
          <text:p text:style-name="P23">close</text:p>
          <text:list>
            <text:list-item>
              <text:p text:style-name="P23">sheet</text:p>
            </text:list-item>
            <text:list-item>
              <text:p text:style-name="P23">folder</text:p>
            </text:list-item>
            <text:list-item>
              <text:p text:style-name="P23">text file</text:p>
            </text:list-item>
            <text:list-item>
              <text:p text:style-name="P23">web pages</text:p>
            </text:list-item>
            <text:list-item>
              <text:p text:style-name="P23">image files</text:p>
            </text:list-item>
            <text:list-item>
              <text:p text:style-name="P23">this</text:p>
            </text:list-item>
          </text:list>
        </text:list-item>
      </text:list>
      <text:p text:style-name="P7"/>
      <text:p text:style-name="P7">/ -------------------------------------------------- [STEPS : closing] 20191016_180841 /</text:p>
      <text:p text:style-name="P7"/>
      <text:p text:style-name="P7"/>
      <text:p text:style-name="P4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23T18:25:43.26</dc:date>
    <dc:creator>iwabuchi ken</dc:creator>
    <meta:editing-duration>PT3H52M12S</meta:editing-duration>
    <meta:editing-cycles>28</meta:editing-cycles>
    <meta:generator>OpenOffice/4.1.3$Win32 OpenOffice.org_project/413m1$Build-9783</meta:generator>
    <meta:document-statistic meta:table-count="5" meta:image-count="0" meta:object-count="0" meta:page-count="4" meta:paragraph-count="83" meta:word-count="471" meta:character-count="2021"/>
  </office:meta>
</office:document-meta>
</file>